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ozel bitler</text:p>
          </table:table-cell>
          <table:table-cell table:style-name="ce12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ce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3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3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3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3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3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3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3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35" table:formula="of:=DEC2BIN([.L54])" office:value-type="string" office:string-value="111" calcext:value-type="string">
            <text:p>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3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3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3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3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3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35" table:formula="of:=DEC2BIN([.L60])" office:value-type="string" office:string-value="1101" calcext:value-type="string">
            <text:p>1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35" table:formula="of:=DEC2BIN([.L61])" office:value-type="string" office:string-value="1110" calcext:value-type="string">
            <text:p>1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35" table:formula="of:=DEC2BIN([.L62])" office:value-type="string" office:string-value="1111" calcext:value-type="string">
            <text:p>1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3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3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0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3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3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3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3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3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3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3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3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3" office:value-type="string" calcext:value-type="string">
            <text:p>0000_010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3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3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3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3" office:value-type="string" calcext:value-type="string">
            <text:p>0000_011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3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style-name="ce80"/>
          <table:table-cell table:style-name="ce10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3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3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3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35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35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35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35" table:formula="of:=DEC2BIN([.L82])" office:value-type="string" office:string-value="100011" calcext:value-type="string">
            <text:p>1000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35" table:formula="of:=DEC2BIN([.L83])" office:value-type="string" office:string-value="100100" calcext:value-type="string">
            <text:p>1001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35" table:formula="of:=DEC2BIN([.L84])" office:value-type="string" office:string-value="100101" calcext:value-type="string">
            <text:p>100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35" table:formula="of:=DEC2BIN([.L85])" office:value-type="string" office:string-value="100110" calcext:value-type="string">
            <text:p>100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35" table:formula="of:=DEC2BIN([.L86])" office:value-type="string" office:string-value="100111" calcext:value-type="string">
            <text:p>100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35" table:formula="of:=DEC2BIN([.L87])" office:value-type="string" office:string-value="101000" calcext:value-type="string">
            <text:p>1010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35" table:formula="of:=DEC2BIN([.L88])" office:value-type="string" office:string-value="101001" calcext:value-type="string">
            <text:p>1010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35" table:formula="of:=DEC2BIN([.L89])" office:value-type="string" office:string-value="101010" calcext:value-type="string">
            <text:p>1010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3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3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3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3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3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3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3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3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3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3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3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3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3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3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3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3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3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3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3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3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3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3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3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45"/>
        <table:table-column table:style-name="co19" table:number-columns-repeated="5" table:default-cell-style-name="ce44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44"/>
          <table:table-cell table:style-name="ce45" table:number-columns-repeated="3"/>
          <table:table-cell table:number-columns-repeated="4"/>
          <table:table-cell table:style-name="ce46" office:value-type="string" calcext:value-type="string">
            <text:p><text:span text:style-name="T1">00_0[00_00]</text:span>(0000_00)</text:p>
          </table:table-cell>
          <table:table-cell table:style-name="ce10" office:value-type="string" calcext:value-type="string">
            <text:p><text:span text:style-name="T1">00_1[00_00]</text:span>(0000_01)</text:p>
          </table:table-cell>
          <table:table-cell table:style-name="ce10" office:value-type="string" calcext:value-type="string">
            <text:p><text:span text:style-name="T1">00_1[00_00]</text:span>(0000_10)</text:p>
          </table:table-cell>
          <table:table-cell table:style-name="ce10" office:value-type="string" calcext:value-type="string">
            <text:p><text:span text:style-name="T1">00_1[00_00]</text:span>(0000_11)</text:p>
          </table:table-cell>
          <table:table-cell table:style-name="ce46" office:value-type="string" calcext:value-type="string">
            <text:p><text:span text:style-name="T1">00_0[00_00]</text:span>(0001_00)</text:p>
          </table:table-cell>
          <table:table-cell table:style-name="ce46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01]</text:span>(0000_00)</text:p>
          </table:table-cell>
          <table:table-cell table:style-name="ce46" office:value-type="string" calcext:value-type="string">
            <text:p><text:span text:style-name="T1">00_0[00_01]</text:span>(0000_01)</text:p>
          </table:table-cell>
          <table:table-cell table:style-name="ce46" office:value-type="string" calcext:value-type="string">
            <text:p><text:span text:style-name="T1">00_0[00_01]</text:span>(0000_10)</text:p>
          </table:table-cell>
          <table:table-cell table:style-name="ce46" office:value-type="string" calcext:value-type="string">
            <text:p><text:span text:style-name="T1">00_0[00_01]</text:span>(0000_11)</text:p>
          </table:table-cell>
          <table:table-cell table:style-name="ce10" office:value-type="string" calcext:value-type="string">
            <text:p><text:span text:style-name="T1">00_1[00_01]</text:span>(0001_00)</text:p>
          </table:table-cell>
          <table:table-cell table:style-name="ce46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45" table:number-columns-repeated="4"/>
          <table:table-cell table:number-columns-repeated="3"/>
          <table:table-cell table:style-name="ce10" office:value-type="string" calcext:value-type="string">
            <text:p><text:span text:style-name="T1">00_1[00_10]</text:span>(0000_00)</text:p>
          </table:table-cell>
          <table:table-cell table:style-name="ce10" office:value-type="string" calcext:value-type="string">
            <text:p><text:span text:style-name="T1">00_1[00_10]</text:span>(0000_01)</text:p>
          </table:table-cell>
          <table:table-cell table:style-name="ce10" office:value-type="string" calcext:value-type="string">
            <text:p><text:span text:style-name="T1">00_1[00_10]</text:span>(0000_10)</text:p>
          </table:table-cell>
          <table:table-cell table:style-name="ce10" office:value-type="string" calcext:value-type="string">
            <text:p><text:span text:style-name="T1">00_1[00_10]</text:span>(0000_11)</text:p>
          </table:table-cell>
          <table:table-cell table:style-name="ce10" office:value-type="string" calcext:value-type="string">
            <text:p><text:span text:style-name="T1">00_1[00_10]</text:span>(0001_00)</text:p>
          </table:table-cell>
          <table:table-cell table:style-name="ce46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11]</text:span>(0000_00)</text:p>
          </table:table-cell>
          <table:table-cell table:style-name="ce46" office:value-type="string" calcext:value-type="string">
            <text:p><text:span text:style-name="T1">00_0[00_11]</text:span>(0000_01)</text:p>
          </table:table-cell>
          <table:table-cell table:style-name="ce46" office:value-type="string" calcext:value-type="string">
            <text:p><text:span text:style-name="T1">00_0[00_11]</text:span>(0000_10)</text:p>
          </table:table-cell>
          <table:table-cell table:style-name="ce46" office:value-type="string" calcext:value-type="string">
            <text:p><text:span text:style-name="T1">00_0[00_11]</text:span>(0000_11)</text:p>
          </table:table-cell>
          <table:table-cell table:style-name="ce10" office:value-type="string" calcext:value-type="string">
            <text:p><text:span text:style-name="T1">00_1[00_11]</text:span>(0001_00)</text:p>
          </table:table-cell>
          <table:table-cell table:style-name="ce46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1_00]</text:span>(0000_00)</text:p>
          </table:table-cell>
          <table:table-cell table:style-name="ce46" office:value-type="string" calcext:value-type="string">
            <text:p><text:span text:style-name="T1">00_0[01_00]</text:span>(0000_01)</text:p>
          </table:table-cell>
          <table:table-cell table:style-name="ce46" office:value-type="string" calcext:value-type="string">
            <text:p><text:span text:style-name="T1">00_0[01_00]</text:span>(0000_10)</text:p>
          </table:table-cell>
          <table:table-cell table:style-name="ce46" office:value-type="string" calcext:value-type="string">
            <text:p><text:span text:style-name="T1">00_0[01_00]</text:span>(0000_11)</text:p>
          </table:table-cell>
          <table:table-cell table:style-name="ce10" office:value-type="string" calcext:value-type="string">
            <text:p><text:span text:style-name="T1">00_1[01_00]</text:span>(0001_00)</text:p>
          </table:table-cell>
          <table:table-cell table:style-name="ce46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44"/>
          <table:table-cell table:number-columns-repeated="7"/>
          <table:table-cell table:style-name="ce46" office:value-type="string" calcext:value-type="string">
            <text:p><text:span text:style-name="T1">00_0[01_01]</text:span>(0000_00)</text:p>
          </table:table-cell>
          <table:table-cell table:style-name="ce46" office:value-type="string" calcext:value-type="string">
            <text:p><text:span text:style-name="T1">00_0[01_01]</text:span>(0000_01)</text:p>
          </table:table-cell>
          <table:table-cell table:style-name="ce46" office:value-type="string" calcext:value-type="string">
            <text:p><text:span text:style-name="T1">00_0[01_01]</text:span>(0000_10)</text:p>
          </table:table-cell>
          <table:table-cell table:style-name="ce46" office:value-type="string" calcext:value-type="string">
            <text:p><text:span text:style-name="T1">00_0[01_01]</text:span>(0000_11)</text:p>
          </table:table-cell>
          <table:table-cell table:style-name="ce46" office:value-type="string" calcext:value-type="string">
            <text:p><text:span text:style-name="T1">00_0[01_01]</text:span>(0001_00)</text:p>
          </table:table-cell>
          <table:table-cell table:style-name="ce46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3" office:value-type="string" calcext:value-type="string">
            <text:p>0x04C0</text:p>
          </table:table-cell>
          <table:table-cell table:style-name="ce2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ce44"/>
          <table:table-cell table:style-name="ce45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30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30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45"/>
        <table:table-column table:style-name="co27" table:number-columns-repeated="5" table:default-cell-style-name="ce47"/>
        <table:table-column table:style-name="co27" table:default-cell-style-name="Default"/>
        <table:table-column table:style-name="co27" table:default-cell-style-name="ce47"/>
        <table:table-column table:style-name="co1" table:default-cell-style-name="Default"/>
        <table:table-column table:style-name="co1" table:default-cell-style-name="ce3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7"/>
          <table:table-cell table:style-name="ce45" table:number-columns-repeated="5"/>
          <table:table-cell table:style-name="ce47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45" table:number-columns-repeated="2"/>
          <table:table-cell table:style-name="ce47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10:36:03.4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2-10T17:54:42.176000000</dc:date>
    <meta:editing-duration>P3DT19H58M24S</meta:editing-duration>
    <meta:editing-cycles>62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